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6.9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3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95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3.743cm" fo:break-before="auto" style:use-optimal-row-height="true"/>
    </style:style>
    <style:style style:name="ro6" style:family="table-row">
      <style:table-row-properties style:row-height="3.33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Sev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Fecha</text:p>
          </table:table-cell>
        </table:table-row>
        <table:table-row table:style-name="ro2">
          <table:table-cell office:value-type="string" calcext:value-type="string">
            <text:p>BUG-001</text:p>
          </table:table-cell>
          <table:table-cell office:value-type="string" calcext:value-type="string">
            <text:p>Falta campo obligatorio en pagina purchase.php </text:p>
          </table:table-cell>
          <table:table-cell office:value-type="string" calcext:value-type="string">
            <text:p>purchase.php</text:p>
          </table:table-cell>
          <table:table-cell table:number-columns-repeated="2" office:value-type="string" calcext:value-type="string">
            <text:p>Med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elegir un destino y un sitio de partida.</text:p>
            <text:p>3. elegir una opción de vuelo. </text:p>
            <text:p>4. si se aprieta el botón purchase flight deja no completar los campos necesarios. </text:p>
          </table:table-cell>
          <table:table-cell office:value-type="string" calcext:value-type="string">
            <text:p>La pagina pide llenar los campos obligatorios como nombre, número de tarjeta, dirección, etc. </text:p>
          </table:table-cell>
          <table:table-cell office:value-type="string" calcext:value-type="string">
            <text:p>Deja recebar un vuelo sin llenar los campos obligatorios. </text:p>
          </table:table-cell>
          <table:table-cell office:value-type="string" calcext:value-type="string">
            <text:p>bug-reports/evidence/bugs/purchase.php (dos archivos)</text:p>
          </table:table-cell>
          <table:table-cell office:value-type="date" office:date-value="2026-04-09" calcext:value-type="date">
            <text:p>09/04/26</text:p>
          </table:table-cell>
        </table:table-row>
        <table:table-row table:style-name="ro3">
          <table:table-cell office:value-type="string" calcext:value-type="string">
            <text:p>BUG-002</text:p>
          </table:table-cell>
          <table:table-cell office:value-type="string" calcext:value-type="string">
            <text:p>La url da información sobre la tecnología usada. 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Med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 2. elegir un destino y un sitio de partida. </text:p>
            <text:p>3. ver la url. </text:p>
          </table:table-cell>
          <table:table-cell office:value-type="string" calcext:value-type="string">
            <text:p>La pagina solo muestra la url a la que se redirige.</text:p>
          </table:table-cell>
          <table:table-cell office:value-type="string" calcext:value-type="string">
            <text:p>La pagina muestra la la url con la extensión .php</text:p>
          </table:table-cell>
          <table:table-cell office:value-type="string" calcext:value-type="string">
            <text:p>bug-reports/evidence/bugs/url-bug</text:p>
          </table:table-cell>
          <table:table-cell office:value-type="date" office:date-value="2026-04-10" calcext:value-type="date">
            <text:p>10/04/26</text:p>
          </table:table-cell>
        </table:table-row>
        <table:table-row table:style-name="ro4">
          <table:table-cell office:value-type="string" calcext:value-type="string">
            <text:p>BUG-003</text:p>
          </table:table-cell>
          <table:table-cell office:value-type="string" calcext:value-type="string">
            <text:p>El login redirecciona a una pagina 419</text:p>
          </table:table-cell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hacer click en el botón home del panel superior.</text:p>
            <text:p>3. llenar el adress y el password</text:p>
            <text:p>4. apretar el botón login.</text:p>
          </table:table-cell>
          <table:table-cell office:value-type="string" calcext:value-type="string">
            <text:p>La pagina redirige a la pagina de reserva de vuelo, con el logueo hecho. </text:p>
          </table:table-cell>
          <table:table-cell office:value-type="string" calcext:value-type="string">
            <text:p>La pagina muestra un error 419. </text:p>
          </table:table-cell>
          <table:table-cell office:value-type="string" calcext:value-type="string">
            <text:p>bug-reports/evidence/bugs/error-419</text:p>
          </table:table-cell>
          <table:table-cell office:value-type="date" office:date-value="2026-04-10" calcext:value-type="date">
            <text:p>10/04/26</text:p>
          </table:table-cell>
        </table:table-row>
        <table:table-row table:style-name="ro5">
          <table:table-cell office:value-type="string" calcext:value-type="string">
            <text:p>BUG-004</text:p>
          </table:table-cell>
          <table:table-cell office:value-type="string" calcext:value-type="string">
            <text:p>La pagina de reseteo de la contraseña redirige a una página 419</text:p>
          </table:table-cell>
          <table:table-cell office:value-type="string" calcext:value-type="string">
            <text:p>password7reset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hacer click en el botón home del panel superior. </text:p>
            <text:p>3. apretar el botón de “forgot your password”</text:p>
            <text:p>4. llenar el campo de e-mail address.</text:p>
            <text:p>5. presionar el botón “send password reset link”. </text:p>
          </table:table-cell>
          <table:table-cell office:value-type="string" calcext:value-type="string">
            <text:p>La aplicación manda un correo de recuperación de la contraseña. </text:p>
          </table:table-cell>
          <table:table-cell office:value-type="string" calcext:value-type="string">
            <text:p>La aplicación muestra un error 419. </text:p>
          </table:table-cell>
          <table:table-cell office:value-type="string" calcext:value-type="string">
            <text:p>bug-reports/evidence/bugs/error-419</text:p>
          </table:table-cell>
          <table:table-cell office:value-type="date" office:date-value="2026-04-10" calcext:value-type="date">
            <text:p>10/04/26</text:p>
          </table:table-cell>
        </table:table-row>
        <table:table-row table:style-name="ro6">
          <table:table-cell office:value-type="string" calcext:value-type="string">
            <text:p>BUG-005</text:p>
          </table:table-cell>
          <table:table-cell office:value-type="string" calcext:value-type="string">
            <text:p>La pagina de registro muestra un error 419</text:p>
          </table:table-cell>
          <table:table-cell office:value-type="string" calcext:value-type="string">
            <text:p>register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ingresar a la pagina principal.</text:p>
            <text:p>2. hacer click en el botón home del panel superior.</text:p>
            <text:p>3. hacer click en el panel superior derecho en “register”.</text:p>
            <text:p>4.Llenar los campos necesarios para el registro.</text:p>
            <text:p>5. hacer click en “register”</text:p>
          </table:table-cell>
          <table:table-cell office:value-type="string" calcext:value-type="string">
            <text:p>La aplicación manda un correo de confirmación de cuenta y la crea correctamente mostrando un cartel de éxito. </text:p>
          </table:table-cell>
          <table:table-cell office:value-type="string" calcext:value-type="string">
            <text:p>La aplicación muestra un error 419. </text:p>
          </table:table-cell>
          <table:table-cell office:value-type="string" calcext:value-type="string">
            <text:p>bug-reports/evidence/bugs/error-419</text:p>
          </table:table-cell>
          <table:table-cell office:value-type="date" office:date-value="2026-04-10" calcext:value-type="date">
            <text:p>10/04/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09:20:16.9705286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2T18:36:54.135301134</meta:creation-date>
    <dc:date>2026-04-10T09:40:40.105023662</dc:date>
    <meta:editing-duration>PT44M16S</meta:editing-duration>
    <meta:editing-cycles>3</meta:editing-cycles>
    <meta:generator>LibreOffice/24.2.7.2$Linux_X86_64 LibreOffice_project/420$Build-2</meta:generator>
    <meta:document-statistic meta:table-count="1" meta:cell-count="66" meta:object-count="0"/>
  </office:meta>
</office:document-meta>
</file>